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line-height="150%" fo:text-align="justify" style:justify-single-word="false" fo:text-indent="1.519cm" style:auto-text-inden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 este trabalho conseguimos identificar um grande despreparo dos sistemas existentes para as crescentes necessidades da industria de turismo, em sua maioria os softwares existentes são vinculados a uma empresa de turismo ou a um fabricante de guias de viagem, o que torna as informações tendenciosas e em alguns casos pouco precisa. O projeto “Viajantes”, através de uma generalização dos dados, conseguiu reunir todos os elementos necessários para o planejamento e a confecção de roteiros de viagem, facilitando o planejamento dos custos e pontos a serem visitados.</text:p>
      <text:p text:style-name="P1">O sistema permite a colaboração entre os usuários através da troca de experiências e fornece mecanismos de auxilio ao planejamento dos roteiros de viagem, além de prover informações sobre pontos turísticos, estabelecimentos e eventos, atingindo dessa forma todos os objetivos propostos por este trabalho.</text:p>
      <text:p text:style-name="P1">Para os usuários que não conheciam outros roteiros de viagem foi criado um tipo de roteiro especial, os roteiros públicos. Esse tipo de roteiro pode ser compartilhado entre todos os usuários do sistema, permitindo o compartilhamento da experiência e auxiliando na escolha dos destinos e no planejamento de novas viagens.</text:p>
      <text:p text:style-name="P1">No caso do viajante que passava por uma experiência ruim ou descobria coisas magnificas em sua viagem e não conseguia compartilhar com amigos e familiares, foi criado um mecanismo de dicas e avaliação. O mecanismo de avaliação permite que um usuário relate sua experiência naquele local de forma completa, atribuindo notas a cada característica, já o mecanismo de dicas permite uma dissertação livre sobre a experiência.</text:p>
      <text:p text:style-name="P1">Para os muitos viajantes que não conseguiam planejar suas viagens, foi desenvolvida uma forma prática e conveniente de planejar. O recurso de planejamento permite ao usuário detalhar cada passo da viagem, definindo um período e todos os destinos pretendidos, além de cada programa e seu respectivo custo.</text:p>
      <text:p text:style-name="P1">Podemos concluir que o projeto irá beneficiar todos os interessados em turismo, desde o dono de um estabelecimento ao usuário final. O sistema foi desenvolvido com foco em evolução, permitindo que o pequeno número de funcionalidades cresça de forma sustentável, resolvendo cada vez mais problemas para esta área pouco atendida pela computaçã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úlio Ornelas dos Santos</meta:initial-creator>
    <meta:creation-date>2009-10-22T08:59:25</meta:creation-date>
    <dc:date>2009-10-22T10:08:15</dc:date>
    <dc:creator>Túlio Ornelas dos Santos</dc:creator>
    <meta:editing-duration>PT00H43M17S</meta:editing-duration>
    <meta:editing-cycles>10</meta:editing-cycles>
    <meta:generator>OpenOffice.org/3.1$Unix OpenOffice.org_project/310m19$Build-9420</meta:generator>
    <meta:document-statistic meta:table-count="0" meta:image-count="0" meta:object-count="0" meta:page-count="1" meta:paragraph-count="6" meta:word-count="347" meta:character-count="2259"/>
  </office:meta>
</office:document-meta>
</file>